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end" style:justify-single-word="false"/>
      <style:text-properties fo:font-size="12pt" fo:font-weight="normal" officeooo:rsid="001bc262" officeooo:paragraph-rsid="001bc262" style:font-size-asian="10.5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2e3853" officeooo:paragraph-rsid="002e385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357b83" officeooo:paragraph-rsid="00357b8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1d1323" officeooo:paragraph-rsid="001bccc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2f87a5" officeooo:paragraph-rsid="002f87a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1de9b4" officeooo:paragraph-rsid="001de9b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22a1c2" officeooo:paragraph-rsid="0022a1c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22a1c2" officeooo:paragraph-rsid="002df5d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2b5da8" officeooo:paragraph-rsid="002b5da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normal" officeooo:rsid="002df5db" officeooo:paragraph-rsid="002df5d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bold" officeooo:rsid="002e3853" officeooo:paragraph-rsid="002e3853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style="normal" fo:font-weight="bold" officeooo:rsid="001de9b4" officeooo:paragraph-rsid="001de9b4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top="0.101cm" fo:margin-bottom="0.101cm" style:contextual-spacing="false" fo:text-align="end" style:justify-single-word="false"/>
      <style:text-properties fo:font-size="12pt" fo:font-weight="normal" officeooo:rsid="001bc262" officeooo:paragraph-rsid="001bc26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style:contextual-spacing="false" fo:text-align="end" style:justify-single-word="false"/>
      <style:text-properties fo:font-size="12pt" fo:font-weight="normal" officeooo:rsid="0035b1fd" officeooo:paragraph-rsid="0035b1fd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fo:background-color="transparent"/>
      <style:text-properties fo:font-size="12pt" fo:font-weight="normal" officeooo:rsid="001bcccb" officeooo:paragraph-rsid="001bcccb" style:font-size-asian="10.5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1cm" style:auto-text-indent="false" style:page-number="auto" fo:background-color="transparent"/>
      <style:text-properties fo:font-size="12pt" fo:font-weight="bold" officeooo:rsid="001bcccb" officeooo:paragraph-rsid="001bcccb" style:font-size-asian="10.5pt" style:font-weight-asian="bold" style:font-size-complex="12pt" style:font-weight-complex="bold"/>
    </style:style>
    <style:style style:name="T1" style:family="text">
      <style:text-properties officeooo:rsid="001bc26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1323" style:font-style-asian="italic" style:font-style-complex="italic"/>
    </style:style>
    <style:style style:name="T4" style:family="text">
      <style:text-properties fo:font-style="italic" officeooo:rsid="001f2c35" style:font-style-asian="italic" style:font-style-complex="italic"/>
    </style:style>
    <style:style style:name="T5" style:family="text">
      <style:text-properties fo:font-style="italic" officeooo:rsid="00261d54" style:font-style-asian="italic" style:font-style-complex="italic"/>
    </style:style>
    <style:style style:name="T6" style:family="text">
      <style:text-properties fo:font-style="italic" officeooo:rsid="00281f70" style:font-style-asian="italic" style:font-style-complex="italic"/>
    </style:style>
    <style:style style:name="T7" style:family="text">
      <style:text-properties fo:font-style="italic" officeooo:rsid="002d1597" style:font-style-asian="italic" style:font-style-complex="italic"/>
    </style:style>
    <style:style style:name="T8" style:family="text">
      <style:text-properties fo:font-style="italic" officeooo:rsid="002e3853" style:font-style-asian="italic" style:font-style-complex="italic"/>
    </style:style>
    <style:style style:name="T9" style:family="text">
      <style:text-properties fo:font-style="italic" style:text-underline-style="none" officeooo:rsid="002d1597" style:font-style-asian="italic" style:font-style-complex="italic"/>
    </style:style>
    <style:style style:name="T10" style:family="text">
      <style:text-properties fo:font-style="italic" style:text-underline-style="none" officeooo:rsid="002df5db" style:font-style-asian="italic" style:font-style-complex="italic"/>
    </style:style>
    <style:style style:name="T11" style:family="text">
      <style:text-properties fo:font-style="italic" style:text-underline-style="none" officeooo:rsid="002e3853" style:font-style-asian="italic" style:font-style-complex="italic"/>
    </style:style>
    <style:style style:name="T12" style:family="text">
      <style:text-properties fo:font-style="italic" style:text-underline-style="none" officeooo:rsid="00357b83" style:font-style-asian="italic" style:font-style-complex="italic"/>
    </style:style>
    <style:style style:name="T13" style:family="text">
      <style:text-properties fo:font-style="italic" style:text-underline-style="none" officeooo:rsid="00355edd" style:font-style-asian="italic" style:font-style-complex="italic"/>
    </style:style>
    <style:style style:name="T14" style:family="text">
      <style:text-properties fo:font-style="italic" style:text-underline-style="none" officeooo:rsid="0035b1fd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1323" style:font-style-asian="normal" style:font-style-complex="normal"/>
    </style:style>
    <style:style style:name="T17" style:family="text">
      <style:text-properties fo:font-style="normal" officeooo:rsid="001de9b4" style:font-style-asian="normal" style:font-style-complex="normal"/>
    </style:style>
    <style:style style:name="T18" style:family="text">
      <style:text-properties officeooo:rsid="001f2c35"/>
    </style:style>
    <style:style style:name="T19" style:family="text">
      <style:text-properties officeooo:rsid="002327dd"/>
    </style:style>
    <style:style style:name="T20" style:family="text">
      <style:text-properties officeooo:rsid="00243770"/>
    </style:style>
    <style:style style:name="T21" style:family="text">
      <style:text-properties officeooo:rsid="00261d54"/>
    </style:style>
    <style:style style:name="T22" style:family="text">
      <style:text-properties officeooo:rsid="0027f8b7"/>
    </style:style>
    <style:style style:name="T23" style:family="text">
      <style:text-properties officeooo:rsid="00281f70"/>
    </style:style>
    <style:style style:name="T24" style:family="text">
      <style:text-properties officeooo:rsid="0029f070"/>
    </style:style>
    <style:style style:name="T25" style:family="text">
      <style:text-properties officeooo:rsid="002a9c36"/>
    </style:style>
    <style:style style:name="T26" style:family="text">
      <style:text-properties officeooo:rsid="002d159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2d1597"/>
    </style:style>
    <style:style style:name="T29" style:family="text">
      <style:text-properties style:text-underline-style="none" officeooo:rsid="002df5db"/>
    </style:style>
    <style:style style:name="T30" style:family="text">
      <style:text-properties style:text-underline-style="none" officeooo:rsid="002e3853"/>
    </style:style>
    <style:style style:name="T31" style:family="text">
      <style:text-properties style:text-underline-style="none" officeooo:rsid="0033bc30"/>
    </style:style>
    <style:style style:name="T32" style:family="text">
      <style:text-properties style:text-underline-style="none" officeooo:rsid="00355edd"/>
    </style:style>
    <style:style style:name="T33" style:family="text">
      <style:text-properties style:text-underline-style="none" officeooo:rsid="00357b83"/>
    </style:style>
    <style:style style:name="T34" style:family="text">
      <style:text-properties style:text-underline-style="none" officeooo:rsid="0035b1fd"/>
    </style:style>
    <style:style style:name="T35" style:family="text">
      <style:text-properties officeooo:rsid="002df5db"/>
    </style:style>
    <style:style style:name="T36" style:family="text">
      <style:text-properties officeooo:rsid="002e3853"/>
    </style:style>
    <style:style style:name="T37" style:family="text">
      <style:text-properties officeooo:rsid="002f87a5"/>
    </style:style>
    <style:style style:name="T38" style:family="text">
      <style:text-properties officeooo:rsid="0031078e"/>
    </style:style>
    <style:style style:name="T39" style:family="text">
      <style:text-properties officeooo:rsid="0031f961"/>
    </style:style>
    <style:style style:name="T40" style:family="text">
      <style:text-properties officeooo:rsid="0033a862"/>
    </style:style>
    <style:style style:name="T41" style:family="text">
      <style:text-properties officeooo:rsid="0033bc30"/>
    </style:style>
    <style:style style:name="T42" style:family="text">
      <style:text-properties officeooo:rsid="00357b83"/>
    </style:style>
    <style:style style:name="T43" style:family="text">
      <style:text-properties style:text-underline-style="solid" style:text-underline-width="auto" style:text-underline-color="font-color" officeooo:rsid="0035b1fd"/>
    </style:style>
    <style:style style:name="T44" style:family="text">
      <style:text-properties style:text-underline-style="solid" style:text-underline-width="auto" style:text-underline-color="font-color" officeooo:rsid="002df5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1338 - Tópicos em Geometria Computacional - <text:span text:style-name="T1">Segundo</text:span> Trabalho</text:p>
      <text:p text:style-name="P2">Nome: Isadora Botassari</text:p>
      <text:p text:style-name="P15">GRR: 20206872</text:p>
      <text:p text:style-name="P2"/>
      <text:p text:style-name="P17">1. Introdução</text:p>
      <text:p text:style-name="P16">Neste trabalho, o problema consiste em encontrar uma triangulação para um dado polígono simples. A entrada consiste no número <text:span text:style-name="T2">n </text:span><text:span text:style-name="T15">de vértices do polígono, seguido da descrição de cada vértice do polígono. </text:span><text:span text:style-name="T16">De acordo com o enunciado, a estrutura de dados </text:span><text:span text:style-name="T17">que representa a triangulação possui as seguintes características:</text:span></text:p>
      <text:p text:style-name="P16"><text:span text:style-name="T16">“</text:span><text:span text:style-name="T3">Cada vértice recebe um índice, de 1 a n, e suas coordenadas são armazenadas em um vetor indexado por estes índices. Cada triângulo recebe um índice, de 1 a m, e um vetor indexado por estes índices deve conter: três campos para os vértices do triângulo, V1, V2, e V3, com os índices dos três vértices; três campos com os índices dos triângulos vizinhos, T1, T2 e T3, de forma que o triângulo Ti seja oposto ao vértice Vi. Os vértices de um triângulo devem estar em ordem horária e o primeiro índice (V1) deve ser o menor. Caso a face externa não seja um triângulo, esta recebe o índice 0.</text:span><text:span text:style-name="T16">”</text:span></text:p>
      <text:p text:style-name="P5"/>
      <text:p text:style-name="P12">2. Estruturas de Dados</text:p>
      <text:p text:style-name="P4">As seguintes estruturas de dados foram montadas para a resolução do problema.</text:p>
      <text:p text:style-name="P3">Ponto: estrutura que representa um vértice ou um ponto qualquer. Possui as coordenadas x,y, um valor booleano de convexidade ou não convexidade, e um índice numerado.</text:p>
      <text:p text:style-name="P3">Aresta: estrutura que representa uma aresta do polígono, ou então, da triangulação. <text:span text:style-name="T37">Armazena os dois Pontos que a definem (início e fim), além dos índices dos triângulos dos quais a aresta participa.</text:span></text:p>
      <text:p text:style-name="P6">Triângulo: estrutura que representa um triângulo. Possui um índice numerado que o identifica na triangulação, além de três vetores com três posições cada um: o de vértices, o de arestas e o de vizinhos.</text:p>
      <text:p text:style-name="P3"/>
      <text:p text:style-name="P13"><text:span text:style-name="T36">3</text:span>. Algoritmos Utilizados</text:p>
      <text:p text:style-name="P7">O algoritmo <text:span text:style-name="T18">de triangulação</text:span> implementado foi <text:span text:style-name="T18">o método de corte de orelhas (</text:span><text:span text:style-name="T4">ear clipping</text:span><text:span text:style-name="T18">). É </text:span><text:span text:style-name="T38">um algoritmo simples e que possui </text:span><text:span text:style-name="T42">complexidade</text:span><text:span text:style-name="T38"> </text:span><text:span text:style-name="T41">O(n²).</text:span></text:p>
      <text:p text:style-name="P8">A entrada é lida e, a partir dela, um vetor de vértices é construído. Nessa construção, além das coordenadas, cada vértice recebe um índice (de 1 a <text:span text:style-name="T2">n</text:span>) e uma classificação de convexo ou não convexo. <text:span text:style-name="T19">A convexidade</text:span> é <text:span text:style-name="T19">obtida</text:span> a partir do cálculo vetorial entre a aresta formada pelos vértices <text:span text:style-name="T2">n-1 </text:span>e<text:span text:style-name="T2"> n </text:span>e pela aresta formada pel<text:span text:style-name="T19">o</text:span> vértice<text:span text:style-name="T19">s</text:span> <text:span text:style-name="T2">n </text:span>e <text:span text:style-name="T2">n n+1</text:span>. <text:span text:style-name="T39">Ainda como parte do pré-processamento, para evitar problemas relativos ao sentido dos vértices fornecidos na entrada (horário ou anti-horário), é </text:span><text:span text:style-name="T40">realizado um processo de complexidade O(n) para padronizar todos os polígonos como horários.</text:span></text:p>
      <text:p text:style-name="P9"><text:span text:style-name="T20">O laço itera pelos vértices do polígono </text:span><text:span text:style-name="T21">e testa se é possível construir um triângulo com um certo vértice </text:span><text:span text:style-name="T5">i </text:span><text:span text:style-name="T21">e seus vizinhos (</text:span><text:span text:style-name="T5">i-1 </text:span><text:span text:style-name="T21">e </text:span><text:span text:style-name="T5">i+1</text:span><text:span text:style-name="T21">). Para isso, dois testes são realizados: o primeiro verifica se nenhum vértice do polígono original estaria dentro desse possível triângulo; o segundo, se o vértice do “meio”, ou seja, </text:span><text:span text:style-name="T5">i</text:span><text:span text:style-name="T21">, é um vértice convexo, </text:span><text:span text:style-name="T22">ou então, se todos os vértices testados são não convexos. </text:span><text:span text:style-name="T35">Neste trabalho, foi convencionado que vértices e arestas no sentido horário são convexos.</text:span></text:p>
      <text:p text:style-name="P9"><text:span text:style-name="T22">Em caso positivo nos dois testes, o triângulo é </text:span><text:span text:style-name="T23">construído e inserido no vetor de triângulos da triangulação. Por fim, o vértice </text:span><text:span text:style-name="T6">i </text:span><text:span text:style-name="T23">do triângulo formado é removido do vetor de vértices, </text:span><text:span text:style-name="T24">assim </text:span><text:soft-page-break/><text:span text:style-name="T24">realizando o “corte de orelha” no polígono. O laço itera por tríades de vértices até o momento que o número restante é menor do que 3. </text:span><text:span text:style-name="T25">Este processo possui complexidade O(n²), </text:span><text:span text:style-name="T36">e gera um vetor com </text:span><text:span text:style-name="T8">m </text:span><text:span text:style-name="T36">triângulos</text:span><text:span text:style-name="T25">.</text:span></text:p>
      <text:p text:style-name="P10">O processo seguinte é o cálculo dos vizinhos de cada <text:span text:style-name="T26">aresta da triangulação. Cada aresta pode fazer parte de um ou dois triângulos; dessa forma, a estrutura de dados possui campos para dois vizinhos. O primeiro é definido na construção do triângulo: se uma aresta </text:span><text:span text:style-name="T7">u,v </text:span><text:span text:style-name="T26">foi utilizada para construir um certo triângulo, logicamente ele é um dos vizinhos de </text:span><text:span text:style-name="T9">u,v</text:span><text:span text:style-name="T28">. </text:span><text:span text:style-name="T29">A função calcularVizinhos realiza uma busca num lista ordenada </text:span><text:span text:style-name="T33">(critério de ordenação: coordenada x do ponto de início)</text:span><text:span text:style-name="T29"> de arestas com o objetivo de, dada uma aresta </text:span><text:span text:style-name="T10">u,v</text:span><text:span text:style-name="T29"> encontrar a mesma aresta no “sentido oposto”, ou seja, </text:span><text:span text:style-name="T10">v,u</text:span><text:span text:style-name="T29">. </text:span><text:span text:style-name="T33">Para cada aresta</text:span><text:span text:style-name="T12"> u,v</text:span><text:span text:style-name="T33">, uma</text:span><text:span text:style-name="T13"> </text:span><text:span text:style-name="T32">busca é realiza</text:span><text:span text:style-name="T33">da</text:span><text:span text:style-name="T32"> dentro d</text:span><text:span text:style-name="T33">e</text:span><text:span text:style-name="T32"> intervalo </text:span><text:span text:style-name="T33">de arestas cujo tamanho é variado (mas não corresponde à lista inteira).</text:span><text:span text:style-name="T32"> </text:span><text:span text:style-name="T33">Esse </text:span><text:span text:style-name="T34">intervalo é composto pelas arestas cujo ponto final possui a mesma coordenada x que o ponto inicial da aresta </text:span><text:span text:style-name="T14">u,v. </text:span><text:span text:style-name="T29">Se essa aresta é encontrada, </text:span><text:span text:style-name="T10">u,v</text:span><text:span text:style-name="T29"> não é uma das arestas da borda e, portanto, está na fronteira entre dois triângulos. </text:span><text:span text:style-name="T31">Essa informação é usada para definir o par de vizinhos de uma aresta.</text:span></text:p>
      <text:p text:style-name="P11"><text:span text:style-name="T27">Por fim, para a formatação da saída, os vértices que formam cada triângulo são ordenados; isto possui complexidade </text:span><text:span text:style-name="T30">O(</text:span><text:span text:style-name="T11">m</text:span><text:span text:style-name="T30">)</text:span><text:span text:style-name="T27">, pois uma ordenação é feita para cada triângu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2:19:03.589011399</meta:creation-date>
    <dc:date>2023-06-17T17:06:18.934915849</dc:date>
    <meta:editing-duration>PT4H50M3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8" meta:word-count="769" meta:character-count="4526" meta:non-whitespace-character-count="3779"/>
  </office:meta>
</office:document-meta>
</file>